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4063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9479in"/>
    </style:style>
    <style:style style:name="Table1.B" style:family="table-column">
      <style:table-column-properties style:column-width="2.4576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text-properties style:font-name="Open Sans" fo:font-size="10pt" style:font-name-asian="Open Sans1" style:font-size-asian="10pt" style:font-name-complex="Open Sans1" style:font-size-complex="10pt"/>
    </style:style>
    <style:style style:name="P2" style:family="paragraph" style:parent-style-name="Standard">
      <style:paragraph-properties fo:break-before="auto" fo:break-after="auto" fo:padding="0in" fo:border="none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5" style:family="paragraph" style:parent-style-name="Standard" style:list-style-name="WWNum1">
      <style:paragraph-properties fo:margin-left="0.1874in" fo:margin-right="0.2083in" fo:margin-top="0.0835in" fo:margin-bottom="0in" loext:contextual-spacing="false" fo:text-indent="-0.1874in" style:auto-text-indent="false"/>
    </style:style>
    <style:style style:name="P6" style:family="paragraph" style:parent-style-name="Standard" style:list-style-name="WWNum1">
      <style:paragraph-properties fo:margin-left="0.1874in" fo:margin-right="0.2083in" fo:margin-top="0in" fo:margin-bottom="0in" loext:contextual-spacing="false" fo:text-indent="-0.1874in" style:auto-text-indent="false"/>
    </style:style>
    <style:style style:name="P7" style:family="paragraph" style:parent-style-name="Standard">
      <style:paragraph-properties fo:margin-left="0in" fo:margin-right="0.2083in" fo:text-indent="0in" style:auto-text-indent="false"/>
    </style:style>
    <style:style style:name="P8" style:family="paragraph" style:parent-style-name="Standard"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 style:list-style-name="WWNum1">
      <style:paragraph-properties fo:margin-left="0.1874in" fo:margin-right="0.2083in" fo:margin-top="0.0835in" fo:margin-bottom="0in" loext:contextual-spacing="false" fo:text-indent="-0.25in" style:auto-text-indent="false"/>
    </style:style>
    <style:style style:name="P10" style:family="paragraph" style:parent-style-name="Standard" style:list-style-name="WWNum1">
      <style:paragraph-properties fo:margin-left="0.1874in" fo:margin-right="0.2083in" fo:margin-top="0in" fo:margin-bottom="0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0.1874in" fo:margin-right="0.2083in" fo:margin-top="0in" fo:margin-bottom="0in" loext:contextual-spacing="false" fo:text-indent="-0.25in" style:auto-text-indent="false"/>
    </style:style>
    <style:style style:name="P12" style:family="paragraph" style:parent-style-name="Standard">
      <style:paragraph-properties fo:margin-top="0.222in" fo:margin-bottom="0in" loext:contextual-spacing="false" fo:line-height="100%"/>
    </style:style>
    <style:style style:name="P13" style:family="paragraph" style:parent-style-name="Standard" style:master-page-name="Standard">
      <style:paragraph-properties fo:line-height="100%" style:page-number="1" fo:break-before="auto" fo:break-after="auto" fo:padding="0in" fo:border="none"/>
      <style:text-properties style:font-name="Open Sans" fo:font-size="6pt" style:font-name-asian="Open Sans1" style:font-size-asian="6pt" style:font-name-complex="Open Sans1" style:font-size-complex="6pt"/>
    </style:style>
    <style:style style:name="P14" style:family="paragraph" style:parent-style-name="Heading_20_1">
      <style:text-properties fo:font-size="10pt" style:font-size-asian="10pt" style:font-size-complex="10pt"/>
    </style:style>
    <style:style style:name="P15" style:family="paragraph" style:parent-style-name="Heading_20_1">
      <style:paragraph-properties fo:padding="0in" fo:border="none"/>
    </style:style>
    <style:style style:name="P16" style:family="paragraph" style:parent-style-name="Subtitle">
      <style:paragraph-properties fo:padding="0in" fo:border="none"/>
    </style:style>
    <style:style style:name="P17" style:family="paragraph" style:parent-style-name="Title">
      <style:paragraph-properties fo:padding="0in" fo:border="none"/>
    </style:style>
    <style:style style:name="T1" style:family="text">
      <style:text-properties style:font-name="Open Sans" fo:font-size="30pt" style:font-name-asian="Open Sans1" style:font-size-asian="30pt" style:font-name-complex="Open Sans1" style:font-size-complex="30pt"/>
    </style:style>
    <style:style style:name="T2" style:family="text">
      <style:text-properties style:font-name="Open Sans" fo:font-size="12pt" style:font-name-asian="Open Sans1" style:font-size-asian="12pt" style:font-name-complex="Open Sans1" style:font-size-complex="12pt"/>
    </style:style>
    <style:style style:name="T3" style:family="text">
      <style:text-properties style:font-name="Open Sans" fo:font-size="12pt" fo:font-weight="normal" style:font-name-asian="Open Sans1" style:font-size-asian="12pt" style:font-weight-asian="normal" style:font-name-complex="Open Sans1" style:font-size-complex="12pt"/>
    </style:style>
    <style:style style:name="T4" style:family="text">
      <style:text-properties style:font-name="Open Sans" fo:font-size="13pt" fo:font-weight="normal" style:font-name-asian="Open Sans1" style:font-size-asian="13pt" style:font-weight-asian="normal" style:font-name-complex="Open Sans1" style:font-size-complex="13pt"/>
    </style:style>
    <style:style style:name="T5" style:family="text">
      <style:text-properties style:font-name="Open Sans" fo:font-size="10pt" style:font-name-asian="Open Sans1" style:font-size-asian="10pt" style:font-name-complex="Open Sans1" style:font-size-complex="10pt"/>
    </style:style>
    <style:style style:name="T6" style:family="text">
      <style:text-properties style:font-name="Open Sans" fo:font-size="10pt" fo:font-weight="bold" style:font-name-asian="Open Sans1" style:font-size-asian="10pt" style:font-weight-asian="bold" style:font-name-complex="Open Sans1" style:font-size-complex="10pt"/>
    </style:style>
    <style:style style:name="T7" style:family="text">
      <style:text-properties fo:color="#2079c7" fo:font-size="14pt" fo:font-weight="bold" style:font-size-asian="14pt" style:font-weight-asian="bold" style:font-size-complex="14pt"/>
    </style:style>
    <style:style style:name="T8" style:family="text">
      <style:text-properties fo:color="#000000" style:font-name="Open Sans" fo:font-size="10pt" style:font-name-asian="Open Sans1" style:font-size-asian="10pt" style:font-name-complex="Open Sans1" style:font-size-complex="10pt"/>
    </style:style>
    <style:style style:name="T9" style:family="text">
      <style:text-properties fo:color="#000000" style:font-name="Open Sans" fo:font-size="10pt" fo:font-weight="bold" style:font-name-asian="Open Sans1" style:font-size-asian="10pt" style:font-weight-asian="bold" style:font-name-complex="Open Sans1" style:font-size-complex="10pt"/>
    </style:style>
    <style:style style:name="T10" style:family="text">
      <style:text-properties fo:color="#000000" style:font-name="Open Sans" fo:font-size="12pt" style:font-name-asian="Open Sans1" style:font-size-asian="12pt" style:font-name-complex="Open Sans1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666666" fo:font-size="10pt" fo:font-weight="normal" style:font-size-asian="10pt" style:font-weight-asian="normal" style:font-size-complex="10pt"/>
    </style:style>
    <style:style style:name="T14" style:family="text">
      <style:text-properties fo:color="#b7b7b7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bookmark text:name="_x8fm1uorkbaw"/><text:span text:style-name="T1">Georgios Adzhygai</text:span></text:p>
            <text:p text:style-name="P16"><text:bookmark text:name="_ymi089liagec"/><text:span text:style-name="T7">Machine Learning Engineer</text:span></text:p>
          </table:table-cell>
          <table:table-cell table:style-name="Table1.A1" office:value-type="string">
            <text:p text:style-name="P4"><text:span text:style-name="T8">Germany, Hesse</text:span></text:p>
            <text:p text:style-name="P4"><text:span text:style-name="T8">Darmstadt, 64289</text:span></text:p>
            <text:p text:style-name="P4"><text:span text:style-name="T8">+4917667185991</text:span></text:p>
            <text:p text:style-name="P4"><text:span text:style-name="T9">george.adzhygai@gmail.com</text:span></text:p>
            <text:p text:style-name="P4"><text:span text:style-name="T8">www.linkedin.com/in/ayorgo</text:span></text:p>
          </table:table-cell>
        </table:table-row>
        <table:table-row table:style-name="Table1.2">
          <table:table-cell table:style-name="Table1.A1" office:value-type="string">
            <text:p text:style-name="P15"><text:bookmark text:name="_y7d3xdxnr44m"/><text:span text:style-name="T11">EXPERIENCE</text:span></text:p>
            <text:p text:style-name="Heading_20_2"><text:bookmark text:name="_rshe5puypavm"/><text:span text:style-name="T2">Machine Learning Engineer</text:span></text:p>
            <text:p text:style-name="Standard"><text:span text:style-name="T10">Lyst </text:span><text:span text:style-name="T2">| e-commerce</text:span></text:p>
            <text:p text:style-name="Heading_20_3"><text:bookmark text:name="_9refl3kgevmb"/><text:span text:style-name="T12">Nov 2019 - Jul 2022 · 2 yrs 7 mos</text:span></text:p>
            <text:p text:style-name="P3"><text:span text:style-name="T5">London, UK</text:span></text:p>
            <text:list xml:id="list4100162404" text:style-name="WWNum1">
              <text:list-item>
                <text:p text:style-name="P5"><text:span text:style-name="T5">Built and maintained machine learning pipelines</text:span></text:p>
              </text:list-item>
              <text:list-item>
                <text:p text:style-name="P6"><text:span text:style-name="T5">Took part in building information retrieval and recommendation models</text:span></text:p>
              </text:list-item>
            </text:list>
            <text:p text:style-name="P7"><text:span text:style-name="T6">Skills:</text:span><text:span text:style-name="T5"> Machine Learning · Python · Bash · Information Retrieval · Search Engines · Statistics · Linux · pandas · NumPy · Scikit-Learn · Amazon Web Services (AWS) · Terraform</text:span></text:p>
            <text:p text:style-name="Heading_20_2"><text:bookmark text:name="_vd8e46f5hl8n"/><text:span text:style-name="T2">Lead Data Scientist</text:span></text:p>
            <text:p text:style-name="Standard"><text:span text:style-name="T10">ETX Capital </text:span><text:span text:style-name="T2">| financial services</text:span></text:p>
            <text:p text:style-name="Heading_20_3"><text:bookmark text:name="_ue226bar8pd8"/><text:span text:style-name="T12">May 2018 - May 2019 · 1 year</text:span></text:p>
            <text:p text:style-name="P3"><text:span text:style-name="T5">London, UK</text:span></text:p>
            <text:list xml:id="list20746365707350" text:continue-numbering="true" text:style-name="WWNum1">
              <text:list-item>
                <text:p text:style-name="P9"><text:span text:style-name="T5">Led a team of two data scientists</text:span></text:p>
              </text:list-item>
              <text:list-item>
                <text:p text:style-name="P10"><text:span text:style-name="T5">Established Python development and deployment pipelines for the entire company</text:span></text:p>
              </text:list-item>
              <text:list-item>
                <text:p text:style-name="P10"><text:span text:style-name="T5">Built a customer classification model and deployed it via RESTful APIs</text:span></text:p>
              </text:list-item>
              <text:list-item>
                <text:p text:style-name="P10"><text:span text:style-name="T5">Delivered numerous reporting solutions of varying complexity</text:span></text:p>
              </text:list-item>
            </text:list>
            <text:p text:style-name="Standard"><text:span text:style-name="T6">Skills:</text:span><text:span text:style-name="T5"> Machine Learning · Python · Bash · Statistics · Linux · pandas · NumPy · Scikit-Learn</text:span></text:p>
            <text:p text:style-name="Heading_20_2"><text:bookmark text:name="_3pwl9463igb9"/><text:span text:style-name="T2">Software Engineer</text:span></text:p>
            <text:p text:style-name="Standard"><text:span text:style-name="T10">Zopa </text:span><text:span text:style-name="T2">| fintech</text:span></text:p>
            <text:p text:style-name="Heading_20_3"><text:bookmark text:name="_3o7whld8au7t"/><text:span text:style-name="T12">Nov 2015 - Mar 2017 · 1 year 10 mos</text:span></text:p>
            <text:p text:style-name="P3"><text:span text:style-name="T5">London, UK</text:span></text:p>
            <text:list xml:id="list20745990636207" text:continue-numbering="true" text:style-name="WWNum1">
              <text:list-item>
                <text:p text:style-name="P9"><text:span text:style-name="T5">Developed the company's peer-to-peer lending platform</text:span></text:p>
              </text:list-item>
              <text:list-item>
                <text:p text:style-name="P10"><text:span text:style-name="T5">Designed and enhanced core parts of the platform including the matching engine and repayment processing</text:span></text:p>
              </text:list-item>
            </text:list>
            <text:p text:style-name="Standard"><text:span text:style-name="T6">Skills:</text:span><text:span text:style-name="T5"> T-SQL · ASP.NET · .NET · C#</text:span></text:p>
            <text:p text:style-name="P1"/>
          </table:table-cell>
          <table:table-cell table:style-name="Table1.A1" office:value-type="string">
            <text:p text:style-name="Heading_20_1"><text:bookmark text:name="_4a3tt6k8vhz3"/><text:span text:style-name="T12">SKILLS</text:span></text:p>
            <text:p text:style-name="P12"><text:span text:style-name="T8">Machine Learning · Python · Bash · Information Retrieval · Search Engines · Statistics · Linux · pandas · NumPy · Scikit-Learn · Amazon Web Services (AWS) · Terraform</text:span></text:p>
            <text:p text:style-name="Heading_20_1"><text:bookmark text:name="_kc6bsqt2ntaa"/><text:span text:style-name="T12">CITIZENSHIPS</text:span></text:p>
            <text:p text:style-name="P12"><text:span text:style-name="T8">Greece, United Kingdom</text:span></text:p>
            <text:p text:style-name="P15"><text:bookmark text:name="_cxxkes25b26"/><text:span text:style-name="T12">LANGUAGES</text:span></text:p>
            <text:p text:style-name="P8"><text:span text:style-name="T8">English</text:span></text:p>
            <text:p text:style-name="Heading_20_1"><text:bookmark text:name="_rk178gcgxsif"/><text:span text:style-name="T12">UP TO DATE COPY OF THIS DOCUMENT</text:span></text:p>
            <text:p text:style-name="P12"><text:span text:style-name="T8">https://github.com/ayorgo/cv/blob/master/georgios-adzhygai-cv.pdf</text:span></text:p>
          </table:table-cell>
        </table:table-row>
        <table:table-row table:style-name="Table1.2">
          <table:table-cell table:style-name="Table1.A1" office:value-type="string">
            <text:p text:style-name="Heading_20_2"><text:bookmark text:name="_66fv7vz3oj33"/><text:span text:style-name="T2">Experienced Engineer</text:span></text:p>
            <text:p text:style-name="Standard"><text:span text:style-name="T10">InsightSoftware.com </text:span><text:span text:style-name="T2">| financial reporting</text:span></text:p>
            <text:p text:style-name="Heading_20_3"><text:bookmark text:name="_dky7b25tkdc7"/><text:span text:style-name="T12">Jun 2014 - Feb 2015 · 9 mos</text:span></text:p>
            <text:p text:style-name="P3"><text:span text:style-name="T5">London, UK</text:span></text:p>
            <text:list xml:id="list20746192453709" text:continue-numbering="true" text:style-name="WWNum1">
              <text:list-item>
                <text:p text:style-name="P9"><text:span text:style-name="T5">Contributed to both server and client ends of the company's bespoke BI system.</text:span></text:p>
              </text:list-item>
              <text:list-item>
                <text:p text:style-name="P10"><text:span text:style-name="T5">Fixed and enhanced system's core SQL generating engine</text:span></text:p>
              </text:list-item>
              <text:list-item>
                <text:p text:style-name="P10"><text:span text:style-name="T5">Maintained custom graphics library including thorough refactoring, performance enhancements and development of key new features</text:span></text:p>
              </text:list-item>
            </text:list>
            <text:p text:style-name="Standard"><text:span text:style-name="T6">Skills:</text:span><text:span text:style-name="T5"> T-SQL · .NET · C#</text:span></text:p>
            <text:p text:style-name="Heading_20_2"><text:bookmark text:name="_kyucxm6zvc3z"/><text:span text:style-name="T2">.NET Developer</text:span></text:p>
            <text:p text:style-name="Standard"><text:span text:style-name="T10">EPAM Systems </text:span><text:span text:style-name="T2">| banking</text:span></text:p>
            <text:p text:style-name="Heading_20_3"><text:bookmark text:name="_d1ogujfx5osd"/><text:span text:style-name="T12">Apr 2013 - May 2014 · 1 year 2 mos</text:span></text:p>
            <text:p text:style-name="P3"><text:span text:style-name="T5">Kyiv, Ukraine</text:span></text:p>
            <text:list xml:id="list20746093903629" text:continue-numbering="true" text:style-name="WWNum1">
              <text:list-item>
                <text:p text:style-name="P9"><text:span text:style-name="T5">Developed corporate banking software within various teams and independently</text:span></text:p>
              </text:list-item>
              <text:list-item>
                <text:p text:style-name="P10"><text:span text:style-name="T5">Created a data import and processing tool using advanced SQL and a scheduling engine</text:span></text:p>
              </text:list-item>
              <text:list-item>
                <text:p text:style-name="P10"><text:span text:style-name="T5">Set up continuous integration environments for the above-mentioned projects</text:span></text:p>
              </text:list-item>
            </text:list>
            <text:p text:style-name="Standard"><text:span text:style-name="T6">Skills:</text:span><text:span text:style-name="T5"> T-SQL · .NET · C#</text:span></text:p>
            <text:p text:style-name="Heading_20_2"><text:bookmark text:name="_nv894i981ejw"/><text:span text:style-name="T2">.NET Web Developer</text:span></text:p>
            <text:p text:style-name="Standard"><text:span text:style-name="T10">Terrasoft </text:span><text:span text:style-name="T2">| customer relationship management</text:span></text:p>
            <text:p text:style-name="Heading_20_3"><text:bookmark text:name="_kpwpwc3j0xq8"/><text:span text:style-name="T12">Sep 2011 - Mar 2013 · 1 year 7 mos</text:span></text:p>
            <text:p text:style-name="P3"><text:span text:style-name="T5">Kyiv, Ukraine</text:span></text:p>
            <text:list xml:id="list20746461663106" text:continue-numbering="true" text:style-name="WWNum1">
              <text:list-item>
                <text:p text:style-name="P9"><text:span text:style-name="T5">Developed a web-based CRM on both front and back ends</text:span></text:p>
              </text:list-item>
              <text:list-item>
                <text:p text:style-name="P10"><text:span text:style-name="T5">Integrated an interactive charts library into the web application</text:span></text:p>
              </text:list-item>
            </text:list>
            <text:p text:style-name="Standard"><text:span text:style-name="T6">Skills:</text:span><text:span text:style-name="T5"> T-SQL · .NET · C# · JavaScript</text:span></text:p>
            <text:p text:style-name="Heading_20_2"><text:bookmark text:name="_sowiaebtdtjh"/><text:span text:style-name="T2">Senior System Dev. Consultant</text:span></text:p>
            <text:p text:style-name="Standard"><text:span text:style-name="T10">SimCorp Ukraine LLC </text:span><text:span text:style-name="T2">| investment management</text:span></text:p>
            <text:p text:style-name="Heading_20_3"><text:bookmark text:name="_4sqch810t4hk"/><text:span text:style-name="T12">Feb 2006 - Apr 2011 · 5 yrs 3 mos</text:span></text:p>
            <text:p text:style-name="P3"><text:span text:style-name="T5">Kyiv, Ukraine</text:span></text:p>
            <text:list xml:id="list20745288918214" text:continue-numbering="true" text:style-name="WWNum1">
              <text:list-item>
                <text:p text:style-name="P9"><text:span text:style-name="T5">Developed a custom investment management system</text:span></text:p>
              </text:list-item>
              <text:list-item>
                <text:p text:style-name="P10"><text:span text:style-name="T5">Built a data extraction/analysis utility</text:span></text:p>
              </text:list-item>
              <text:list-item>
                <text:p text:style-name="P10"><text:span text:style-name="T5">Took part in various development projects across the company as a senior consultant</text:span></text:p>
              </text:list-item>
            </text:list>
            <text:p text:style-name="Standard"><text:span text:style-name="T6">Skills:</text:span><text:span text:style-name="T5"> Dyalog APL/W</text:span></text:p>
          </table:table-cell>
          <table:table-cell table:style-name="Table1.A1" office:value-type="string">
            <text:p text:style-name="P14"><text:bookmark text:name="_4a3tt6k8vhz31"/></text:p>
          </table:table-cell>
        </table:table-row>
        <table:table-row table:style-name="Table1.2">
          <table:table-cell table:style-name="Table1.A1" office:value-type="string">
            <text:p text:style-name="Heading_20_1"><text:bookmark text:name="_yk8luflkpwij"/><text:span text:style-name="T11">EDUCATION</text:span></text:p>
            <text:p text:style-name="Heading_20_2"><text:bookmark text:name="_ac1yxu4c7h8b"/><text:span text:style-name="T2">PhD student, Solid-state Physics (not complete)</text:span></text:p>
            <text:p text:style-name="Standard"><text:span text:style-name="T10">National Technical University of Ukraine 'Kyiv Polytechnic Institute'​</text:span></text:p>
            <text:p text:style-name="Heading_20_3"><text:bookmark text:name="_xpbd1zp5botp"/><text:span text:style-name="T12">2005 - 2007 · 2 yrs</text:span></text:p>
            <text:p text:style-name="P3"><text:span text:style-name="T5">Kyiv, Ukraine</text:span></text:p>
            <text:p text:style-name="Standard"><text:span text:style-name="T6">Skills:</text:span><text:span text:style-name="T5"> COMSOL · Matlab</text:span></text:p>
            <text:p text:style-name="Heading_20_2"><text:bookmark text:name="_z6vz4r53u3ep"/><text:span text:style-name="T2">MSc, Applied Mathematics</text:span></text:p>
            <text:p text:style-name="Standard"><text:span text:style-name="T10">National Technical University of Ukraine 'Kyiv Polytechnic Institute'​</text:span></text:p>
            <text:p text:style-name="Heading_20_3"><text:bookmark text:name="_c6669pcl3z00"/><text:span text:style-name="T12">2005 - 2007 · 2 yrs</text:span></text:p>
            <text:p text:style-name="P3"><text:span text:style-name="T5">Kyiv, Ukraine</text:span></text:p>
            <text:p text:style-name="Standard"><text:span text:style-name="T6">Skills:</text:span><text:span text:style-name="T5"> Applied Mathematics · Statistics</text:span></text:p>
            <text:p text:style-name="Heading_20_1"><text:bookmark text:name="_70kgcsear9ec"/><text:span text:style-name="T11">PUBLICATIONS</text:span></text:p>
            <text:p text:style-name="Heading_20_2"><text:bookmark text:name="_mt7bmfcee1wl"/><text:span text:style-name="T2">On the inherent figure оf merit of thermoelectric composites</text:span></text:p>
            <text:p text:style-name="Standard"><text:span text:style-name="T10">http://arxiv.org/abs/cond-mat/0609447</text:span></text:p>
            <text:p text:style-name="Heading_20_3"><text:bookmark text:name="_7j1x1bcrwwm0"/><text:span text:style-name="T12">Sep 2006</text:span></text:p>
            <text:p text:style-name="P3"><text:span text:style-name="T5">The paper introduces and analyzes a new characteristic of thermoelectric composites – their intrinsic figure of merit characterizing the influence of thermoelectric phenomena on the effective properties of composites and governing thermal into electric energy conversion within a composite.</text:span></text:p>
          </table:table-cell>
          <table:table-cell table:style-name="Table1.A1" office:value-type="string">
            <text:p text:style-name="P14"><text:bookmark text:name="_4a3tt6k8vhz32"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style:font-name="Open Sans" fo:font-family="'Open Sans'" style:font-family-generic="roman" style:font-pitch="variable" fo:font-size="10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in" fo:margin-bottom="0.5992in" fo:margin-left="0.5992in" fo:margin-right="0.5992in" style:writing-mode="lr-tb" style:layout-grid-color="#c0c0c0" style:layout-grid-lines="271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86" meta:word-count="567" meta:character-count="3601" meta:non-whitespace-character-count="3136"/>
    <meta:generator>LibreOfficeDev/6.0.5.2$Linux_X86_64 LibreOffice_project/</meta:generator>
  </office:meta>
</office:document-meta>
</file>